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201cm" svg:y="1cm" presentation:class="title" presentation:user-transformed="true">
          <draw:text-box>
            <text:p>Simultaneous sensor and actuator placemen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BTP, CH12B02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vious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verall optimal sensor placement.</text:p>
              </text:list-item>
              <text:list-item>
                <text:p>Balanced and unbalanced partitioning optimality.</text:p>
              </text:list-item>
              <text:list-item>
                <text:p>Time-dependant?</text:p>
              </text:list-item>
              <text:list-item>
                <text:p>Contaminant potenc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work</text:p>
          </draw:text-box>
        </draw:frame>
        <draw:frame presentation:style-name="pr4" draw:layer="layout" svg:width="25.199cm" svg:height="12.179cm" svg:x="1.8cm" svg:y="5cm" presentation:class="outline" presentation:user-transformed="true">
          <draw:text-box>
            <text:list text:style-name="L2">
              <text:list-item>
                <text:p>Ford-Fulkerson and left partitioning solutions are theoretically same. FF gives min-cut closest to the source.</text:p>
              </text:list-item>
              <text:list-item>
                <text:p>Weights to sensors and actuators, serial optimization.</text:p>
              </text:list-item>
              <text:list-item>
                <text:p>Finding all min cuts in poly time and then placing sensors</text:p>
                <text:p>http://link.springer.com/article/10.1007%2FBF0158103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ssible Dire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t of affected nodes.</text:p>
              </text:list-item>
              <text:list-item>
                <text:p>Optimal sensors for detecting in &lt;t time or &lt;N nodes. Modified BFS.</text:p>
              </text:list-item>
              <text:list-item>
                <text:p>Threshold sensing vs. Continuous; estimation</text:p>
              </text:list-item>
              <text:list-item>
                <text:p>Actuators immediately, optimal w.r.t network graph, closeness to demand: possible parameters to inclu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07:28:23.891401381</meta:creation-date>
    <dc:date>2015-11-18T18:26:37.628097237</dc:date>
    <meta:editing-duration>PT16H18M37S</meta:editing-duration>
    <meta:editing-cycles>8</meta:editing-cycles>
    <meta:generator>LibreOffice/4.4.6.3$Linux_X86_64 LibreOffice_project/40m0$Build-3</meta:generator>
    <meta:document-statistic meta:object-count="41"/>
  </office:meta>
</office:document-meta>
</file>